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3d9f0" officeooo:paragraph-rsid="0003d9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校正」とは，計器又は計測系の示す値，若しくは実量器又は標準物質の表す値と，標準によって実現される値との間の関係を確定する一連の作業．計器を調整して誤差を修正することは含まない．　（JIS Z 8103-2000 「計測用語」 より）</text:p>
      <text:p text:style-name="P1"/>
      <text:p text:style-name="P1">ピンホールカメラにはレンズがないため，カメラ行列ではレンズ歪みが考慮されない．</text:p>
      <text:p text:style-name="P1">実際のカメラモデルには半径方向および円周方向のレンズ歪みが含まれる．</text:p>
      <text:p text:style-name="P1"/>
      <text:p text:style-name="P1">キャリブレーション・・・カメラ行列の計算</text:p>
      <text:p text:style-name="P1"/>
      <text:p text:style-name="P1">内部パラメータ・・・三次元のカメラ座標から二次元のイメージ座標への射影変換を表す．</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1:57.002163565</meta:creation-date>
    <dc:date>2017-04-15T16:10:34.940673126</dc:date>
    <meta:editing-duration>PT2H3M27S</meta:editing-duration>
    <meta:editing-cycles>2</meta:editing-cycles>
    <meta:generator>LibreOffice/4.2.8.2$Linux_X86_64 LibreOffice_project/420m0$Build-2</meta:generator>
    <meta:document-statistic meta:table-count="0" meta:image-count="0" meta:object-count="0" meta:page-count="1" meta:paragraph-count="5" meta:word-count="236" meta:character-count="251" meta:non-whitespace-character-count="246"/>
  </office:meta>
</office:document-meta>
</file>